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italic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formula="oooc:=RAND()" office:value-type="float" office:value="0.43735917724546">
            <text:p>0,44</text:p>
          </table:table-cell>
          <table:table-cell table:formula="oooc:=IF([.A1]&lt;0.5;&quot;pile&quot;;&quot;face&quot;)" office:value-type="string" office:string-value="pile">
            <text:p>pile</text:p>
          </table:table-cell>
          <table:table-cell table:formula="oooc:=IF([.A1]&lt;0.5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RAND()" office:value-type="float" office:value="0.167800855901">
            <text:p>0,17</text:p>
          </table:table-cell>
          <table:table-cell table:formula="oooc:=IF([.A2]&lt;0.5;&quot;pile&quot;;&quot;face&quot;)" office:value-type="string" office:string-value="pile">
            <text:p>pile</text:p>
          </table:table-cell>
          <table:table-cell table:formula="oooc:=IF([.A2]&lt;0.5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RAND()" office:value-type="float" office:value="0.980340850996012">
            <text:p>0,98</text:p>
          </table:table-cell>
          <table:table-cell table:formula="oooc:=IF([.A3]&lt;0.5;&quot;pile&quot;;&quot;face&quot;)" office:value-type="string" office:string-value="face">
            <text:p>face</text:p>
          </table:table-cell>
          <table:table-cell table:formula="oooc:=IF([.A3]&lt;0.5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RAND()" office:value-type="float" office:value="0.420299970274931">
            <text:p>0,42</text:p>
          </table:table-cell>
          <table:table-cell table:formula="oooc:=IF([.A4]&lt;0.5;&quot;pile&quot;;&quot;face&quot;)" office:value-type="string" office:string-value="pile">
            <text:p>pile</text:p>
          </table:table-cell>
          <table:table-cell table:formula="oooc:=IF([.A4]&lt;0.5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RAND()" office:value-type="float" office:value="0.647485932171105">
            <text:p>0,65</text:p>
          </table:table-cell>
          <table:table-cell table:formula="oooc:=IF([.A5]&lt;0.5;&quot;pile&quot;;&quot;face&quot;)" office:value-type="string" office:string-value="face">
            <text:p>face</text:p>
          </table:table-cell>
          <table:table-cell table:formula="oooc:=IF([.A5]&lt;0.5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RAND()" office:value-type="float" office:value="0.834611571782553">
            <text:p>0,83</text:p>
          </table:table-cell>
          <table:table-cell table:formula="oooc:=IF([.A6]&lt;0.5;&quot;pile&quot;;&quot;face&quot;)" office:value-type="string" office:string-value="face">
            <text:p>face</text:p>
          </table:table-cell>
          <table:table-cell table:formula="oooc:=IF([.A6]&lt;0.5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RAND()" office:value-type="float" office:value="0.638098512607672">
            <text:p>0,64</text:p>
          </table:table-cell>
          <table:table-cell table:formula="oooc:=IF([.A7]&lt;0.5;&quot;pile&quot;;&quot;face&quot;)" office:value-type="string" office:string-value="face">
            <text:p>face</text:p>
          </table:table-cell>
          <table:table-cell table:formula="oooc:=IF([.A7]&lt;0.5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RAND()" office:value-type="float" office:value="0.0108256829021618">
            <text:p>0,01</text:p>
          </table:table-cell>
          <table:table-cell table:formula="oooc:=IF([.A8]&lt;0.5;&quot;pile&quot;;&quot;face&quot;)" office:value-type="string" office:string-value="pile">
            <text:p>pile</text:p>
          </table:table-cell>
          <table:table-cell table:formula="oooc:=IF([.A8]&lt;0.5;1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ooc:=RAND()" office:value-type="float" office:value="0.846187152828177">
            <text:p>0,85</text:p>
          </table:table-cell>
          <table:table-cell table:formula="oooc:=IF([.A9]&lt;0.5;&quot;pile&quot;;&quot;face&quot;)" office:value-type="string" office:string-value="face">
            <text:p>face</text:p>
          </table:table-cell>
          <table:table-cell table:formula="oooc:=IF([.A9]&lt;0.5;1;0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formula="oooc:=RAND()" office:value-type="float" office:value="0.248563107684517">
            <text:p>0,25</text:p>
          </table:table-cell>
          <table:table-cell table:formula="oooc:=IF([.A10]&lt;0.5;&quot;pile&quot;;&quot;face&quot;)" office:value-type="string" office:string-value="pile">
            <text:p>pile</text:p>
          </table:table-cell>
          <table:table-cell table:formula="oooc:=IF([.A10]&lt;0.5;1;0)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 table:formula="oooc:=SUM([.C1:.C10])" office:value-type="float" office:value="5">
            <text:p>5</text:p>
          </table:table-cell>
          <table:table-cell table:style-name="ce1" table:formula="oooc:=SUM([.C1:.C10])" office:value-type="float" office:value="5">
            <text:p>5</text:p>
          </table:table-cell>
          <table:table-cell table:style-name="ce1" table:formula="oooc:=SUM(NbrePiles)" office:value-type="float" office:value="5">
            <text:p>5</text:p>
          </table:table-cell>
          <table:table-cell table:style-name="ce1" table:formula="oooc:=COUNTIF([.B1:.B10];&quot;pile&quot;)" office:value-type="float" office:value="5">
            <text:p>5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NbrePiles" table:base-cell-address="$Feuille1.$C$1" table:cell-range-address="$Feuille1.$C$1:.$C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2">02/11/2010</text:date>, <text:time>14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10-11-02T14:04:12</meta:creation-date>
    <dc:date>2010-11-02T14:09:58</dc:date>
    <meta:editing-cycles>1</meta:editing-cycles>
    <meta:editing-duration>PT25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